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Times New Roman" fo:font-size="10pt" style:font-size-asian="10pt" style:font-size-complex="10pt"/>
    </style:style>
    <style:style style:name="P5" style:family="paragraph" style:parent-style-name="Standard">
      <style:text-properties style:font-name="Times New Roman" fo:font-size="10pt" officeooo:paragraph-rsid="000b40f1" style:font-size-asian="10pt" style:font-size-complex="10pt"/>
    </style:style>
    <style:style style:name="P6" style:family="paragraph" style:parent-style-name="Standard">
      <style:text-properties style:font-name="Times New Roman" fo:font-size="10pt" officeooo:paragraph-rsid="000c5238" style:font-size-asian="10pt" style:font-size-complex="10pt"/>
    </style:style>
    <style:style style:name="P7" style:family="paragraph" style:parent-style-name="Standard">
      <style:text-properties style:font-name="Times New Roman" fo:font-size="10pt" fo:language="en" fo:country="US" style:font-size-asian="10pt" style:font-size-complex="10pt"/>
    </style:style>
    <style:style style:name="P8" style:family="paragraph" style:parent-style-name="Standard">
      <style:text-properties style:font-name="Times New Roman" fo:font-size="10pt" fo:language="en" fo:country="US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0pt" fo:language="en" fo:country="US" fo:font-weight="bol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Times New Roman" fo:font-size="10pt" fo:language="en" fo:country="US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text-properties style:font-name="Times New Roman" fo:font-size="10pt" fo:language="en" fo:country="US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text-properties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text-properties style:font-name="Times New Roman" fo:font-size="10pt" fo:font-style="normal" fo:font-weight="bold" officeooo:paragraph-rsid="000c5238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text-properties style:font-name="Times New Roman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font-name="Times New Roman" fo:font-size="10pt" fo:font-style="normal" fo:font-weight="normal" officeooo:paragraph-rsid="000c5238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style:font-name="Times New Roman" fo:font-size="10pt" fo:font-style="normal" style:font-size-asian="10pt" style:font-style-asian="normal" style:font-size-complex="10pt" style:font-style-complex="normal"/>
    </style:style>
    <style:style style:name="P19" style:family="paragraph" style:parent-style-name="Standard">
      <style:text-properties style:font-name="Times New Roman" fo:font-size="10pt" fo:language="ru" fo:country="RU" style:font-size-asian="10pt" style:font-size-complex="10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size-complex="10pt" style:font-weight-complex="bold"/>
    </style:style>
    <style:style style:name="P21" style:family="paragraph" style:parent-style-name="Standard">
      <style:text-properties style:font-name="Times New Roman" fo:font-size="8pt" style:font-size-asian="8pt" style:font-size-complex="8pt"/>
    </style:style>
    <style:style style:name="P22" style:family="paragraph" style:parent-style-name="Standard">
      <style:text-properties style:font-name="Times New Roman" fo:font-size="8pt" fo:language="ru" fo:country="RU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text-properties style:font-name="Courier" fo:font-size="8pt" style:font-size-asian="8pt" style:font-size-complex="8pt"/>
    </style:style>
    <style:style style:name="P24" style:family="paragraph" style:parent-style-name="Standard">
      <style:text-properties style:font-name="Courier" fo:font-size="8pt" fo:language="ru" fo:country="RU" style:font-size-asian="8pt" style:font-size-complex="8pt"/>
    </style:style>
    <style:style style:name="P25" style:family="paragraph" style:parent-style-name="Standard">
      <style:text-properties fo:color="#ff6600" style:font-name="Times New Roman" fo:font-size="10pt" style:font-size-asian="10pt" style:font-size-complex="10pt"/>
    </style:style>
    <style:style style:name="P26" style:family="paragraph" style:parent-style-name="Standard">
      <style:text-properties fo:color="#ff6600" style:font-name="Times New Roman" fo:font-size="10pt" officeooo:rsid="000f16a0" officeooo:paragraph-rsid="000f16a0" style:font-size-asian="10pt" style:font-size-complex="10pt"/>
    </style:style>
    <style:style style:name="P27" style:family="paragraph" style:parent-style-name="Standard">
      <style:text-properties fo:color="#ff6600" style:font-name="Times New Roman" fo:font-size="10pt" officeooo:rsid="000f4043" officeooo:paragraph-rsid="000f4043" style:font-size-asian="10pt" style:font-size-complex="10pt"/>
    </style:style>
    <style:style style:name="P28" style:family="paragraph" style:parent-style-name="Standard">
      <style:text-properties fo:font-variant="normal" fo:text-transform="none" fo:color="#ff0000" style:font-name="Times New Roman" fo:font-size="10pt" fo:letter-spacing="normal" fo:language="ru" fo:country="RU" fo:font-style="normal" fo:font-weight="normal" officeooo:rsid="000b40f1" officeooo:paragraph-rsid="000b40f1" style:font-size-asian="10pt" style:font-size-complex="10pt"/>
    </style:style>
    <style:style style:name="P29" style:family="paragraph" style:parent-style-name="Standard">
      <style:text-properties fo:color="#ff0000" style:font-name="Times New Roman" fo:font-size="8pt" fo:language="ru" fo:country="RU" fo:font-weight="bold" officeooo:rsid="000b40f1" officeooo:paragraph-rsid="000b40f1" style:font-size-asian="8pt" style:font-weight-asian="bold" style:font-size-complex="8pt" style:font-weight-complex="bold"/>
    </style:style>
    <style:style style:name="P30" style:family="paragraph" style:parent-style-name="Standard">
      <style:text-properties fo:color="#ff0000" style:font-name="Times New Roman" fo:font-size="10pt" fo:font-style="normal" fo:font-weight="bold" officeooo:rsid="000c5238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Standard">
      <style:text-properties fo:color="#ff0000" style:font-name="Times New Roman" fo:font-size="10pt" fo:font-weight="bold" officeooo:rsid="000f16a0" officeooo:paragraph-rsid="000f16a0" style:font-size-asian="10pt" style:font-weight-asian="bold" style:font-size-complex="10pt" style:font-weight-complex="bold"/>
    </style:style>
    <style:style style:name="P32" style:family="paragraph" style:parent-style-name="Standard">
      <style:text-properties fo:color="#000000" style:font-name="Times New Roman" fo:font-size="10pt" fo:font-style="normal" fo:font-weight="bold" officeooo:rsid="000c5238" officeooo:paragraph-rsid="000c5238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Standard">
      <style:paragraph-properties fo:break-before="pag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break-before="pag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35" style:family="paragraph" style:parent-style-name="Preformatted_20_Text">
      <style:text-properties style:font-name="Courier" fo:font-size="8pt" style:font-size-asian="8pt" style:font-size-complex="8pt"/>
    </style:style>
    <style:style style:name="P3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color="#000000" style:font-name="Times New Roman" fo:font-size="10pt" fo:font-weight="normal" officeooo:rsid="000f8d6d" officeooo:paragraph-rsid="00146ce7" style:font-size-asian="10pt" style:font-weight-asian="normal" style:font-size-complex="10pt" style:font-weight-complex="normal"/>
    </style:style>
    <style:style style:name="P37" style:family="paragraph" style:parent-style-name="Standard">
      <style:text-properties fo:color="#ff0000" style:font-name="Times New Roman" fo:font-size="10pt" fo:font-weight="bold" officeooo:rsid="000f16a0" officeooo:paragraph-rsid="0017c29b" style:font-size-asian="10pt" style:font-weight-asian="bold" style:font-size-complex="10pt" style:font-weight-complex="bold"/>
    </style:style>
    <style:style style:name="P38" style:family="paragraph" style:parent-style-name="Standard">
      <style:text-properties fo:color="#ff0000" style:font-name="Times New Roman" fo:font-size="10pt" fo:font-weight="bold" officeooo:rsid="0017c29b" officeooo:paragraph-rsid="0017c29b" style:font-size-asian="10pt" style:font-weight-asian="bold" style:font-size-complex="10pt" style:font-weight-complex="bold"/>
    </style:style>
    <style:style style:name="P39" style:family="paragraph" style:parent-style-name="Standard">
      <style:text-properties fo:color="#000000" style:font-name="Times New Roman" fo:font-size="10pt" fo:font-weight="bold" officeooo:rsid="0017c29b" officeooo:paragraph-rsid="0017c29b" style:font-size-asian="10pt" style:font-weight-asian="bold" style:font-size-complex="10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5238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style="italic" style:font-style-asian="italic" style:font-style-complex="italic"/>
    </style:style>
    <style:style style:name="T8" style:family="text">
      <style:text-properties fo:language="en" fo:country="US" fo:font-style="normal" style:font-style-asian="normal" style:font-style-complex="normal"/>
    </style:style>
    <style:style style:name="T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ru" fo:country="RU"/>
    </style:style>
    <style:style style:name="T13" style:family="text">
      <style:text-properties fo:language="ru" fo:country="RU" fo:font-weight="bold" style:font-weight-asian="bold" style:font-weight-complex="bold"/>
    </style:style>
    <style:style style:name="T14" style:family="text">
      <style:text-properties fo:language="ru" fo:country="RU" fo:font-weight="normal" style:font-weight-asian="normal" style:font-weight-complex="normal"/>
    </style:style>
    <style:style style:name="T15" style:family="text">
      <style:text-properties fo:language="ru" fo:country="RU" fo:font-style="italic" style:font-style-asian="italic" style:font-style-complex="italic"/>
    </style:style>
    <style:style style:name="T16" style:family="text">
      <style:text-properties fo:language="ru" fo:country="RU" fo:font-style="normal" style:font-style-asian="normal" style:font-style-complex="normal"/>
    </style:style>
    <style:style style:name="T17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language="ru" fo:country="RU" officeooo:rsid="000b40f1"/>
    </style:style>
    <style:style style:name="T20" style:family="text">
      <style:text-properties fo:color="#ff6600"/>
    </style:style>
    <style:style style:name="T21" style:family="text">
      <style:text-properties fo:color="#ff6600" fo:language="en" fo:country="US"/>
    </style:style>
    <style:style style:name="T22" style:family="text">
      <style:text-properties fo:color="#ff6600" fo:language="en" fo:country="US" fo:font-weight="bold" style:font-weight-asian="bold" style:font-weight-complex="bold"/>
    </style:style>
    <style:style style:name="T23" style:family="text">
      <style:text-properties fo:color="#ff6600" fo:language="ru" fo:country="RU"/>
    </style:style>
    <style:style style:name="T24" style:family="text">
      <style:text-properties fo:color="#ff6600" fo:font-weight="bold" style:font-weight-asian="bold" style:font-weight-complex="bold"/>
    </style:style>
    <style:style style:name="T25" style:family="text">
      <style:text-properties fo:color="#ff6600" fo:font-weight="normal" style:font-weight-asian="normal" style:font-weight-complex="normal"/>
    </style:style>
    <style:style style:name="T26" style:family="text">
      <style:text-properties fo:color="#ff6600" fo:font-style="italic" style:font-style-asian="italic" style:font-style-complex="italic"/>
    </style:style>
    <style:style style:name="T27" style:family="text">
      <style:text-properties fo:font-variant="normal" fo:text-transform="none" fo:color="#252525" fo:letter-spacing="normal" fo:language="ru" fo:country="RU" fo:font-style="normal" fo:font-weight="normal"/>
    </style:style>
    <style:style style:name="T28" style:family="text">
      <style:text-properties fo:font-variant="normal" fo:text-transform="none" fo:color="#252525" fo:letter-spacing="normal" fo:language="en" fo:country="US" fo:font-style="normal" fo:font-weight="normal"/>
    </style:style>
    <style:style style:name="T29" style:family="text">
      <style:text-properties fo:font-variant="normal" fo:text-transform="none" fo:color="#252525" style:font-name="Times New Roman" fo:font-size="10pt" fo:letter-spacing="normal" fo:language="ru" fo:country="RU" fo:font-style="normal" fo:font-weight="normal" style:font-size-asian="10pt" style:font-weight-asian="normal" style:font-size-complex="10pt" style:font-weight-complex="normal"/>
    </style:style>
    <style:style style:name="T30" style:family="text">
      <style:text-properties fo:font-variant="normal" fo:text-transform="none" fo:color="#000000" fo:letter-spacing="normal" fo:language="en" fo:country="US" fo:font-style="normal" fo:font-weight="bold" style:font-weight-asian="bold" style:font-weight-complex="bold"/>
    </style:style>
    <style:style style:name="T31" style:family="text">
      <style:text-properties fo:font-variant="normal" fo:text-transform="none" fo:color="#000000" fo:letter-spacing="normal" fo:font-style="normal" fo:font-weight="normal" style:font-weight-asian="normal" style:font-weight-complex="normal"/>
    </style:style>
    <style:style style:name="T3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33" style:family="text">
      <style:text-properties fo:font-variant="normal" fo:text-transform="none" fo:color="#ff0000" fo:letter-spacing="normal" fo:language="en" fo:country="US" fo:font-style="normal" fo:font-weight="normal" officeooo:rsid="000b40f1"/>
    </style:style>
    <style:style style:name="T34" style:family="text">
      <style:text-properties fo:font-variant="normal" fo:text-transform="none" fo:color="#ff0000" fo:letter-spacing="normal" fo:language="ru" fo:country="RU" fo:font-style="normal" fo:font-weight="normal" officeooo:rsid="000b40f1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T38" style:family="text">
      <style:text-properties style:font-name="Times New Roman" fo:font-size="10pt" style:font-size-asian="10pt" style:font-size-complex="10pt"/>
    </style:style>
    <style:style style:name="T39" style:family="text">
      <style:text-properties style:font-name="Times New Roman" fo:font-size="10pt" fo:language="ru" fo:country="RU" style:font-size-asian="10pt" style:font-size-complex="10pt"/>
    </style:style>
    <style:style style:name="T40" style:family="text">
      <style:text-properties style:font-name="Times New Roman" fo:font-size="10pt" fo:language="ru" fo:country="RU" fo:font-weight="normal" style:font-size-asian="10pt" style:font-weight-asian="normal" style:font-size-complex="10pt" style:font-weight-complex="normal"/>
    </style:style>
    <style:style style:name="T41" style:family="text">
      <style:text-properties style:font-name="Times New Roman" fo:font-size="10pt" fo:language="en" fo:country="US" style:font-size-asian="10pt" style:font-size-complex="10pt"/>
    </style:style>
    <style:style style:name="T42" style:family="text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fo:color="#ff0000"/>
    </style:style>
    <style:style style:name="T45" style:family="text">
      <style:text-properties fo:color="#ff0000" fo:language="ru" fo:country="RU"/>
    </style:style>
    <style:style style:name="T46" style:family="text">
      <style:text-properties fo:color="#ff0000" fo:language="ru" fo:country="RU" officeooo:rsid="000b40f1"/>
    </style:style>
    <style:style style:name="T47" style:family="text">
      <style:text-properties fo:color="#ff0000" fo:language="ru" fo:country="RU" fo:font-weight="bold" officeooo:rsid="000b40f1" style:font-weight-asian="bold" style:font-weight-complex="bold"/>
    </style:style>
    <style:style style:name="T48" style:family="text">
      <style:text-properties fo:color="#ff0000" fo:language="ru" fo:country="RU" fo:font-weight="bold" officeooo:rsid="000c5238" style:font-weight-asian="bold" style:font-weight-complex="bold"/>
    </style:style>
    <style:style style:name="T49" style:family="text">
      <style:text-properties fo:color="#ff0000" fo:language="ru" fo:country="RU" fo:font-weight="bold" officeooo:rsid="000d8d6c" style:font-weight-asian="bold" style:font-weight-complex="bold"/>
    </style:style>
    <style:style style:name="T50" style:family="text">
      <style:text-properties fo:color="#ff0000" fo:language="ru" fo:country="RU" officeooo:rsid="000c5238"/>
    </style:style>
    <style:style style:name="T51" style:family="text">
      <style:text-properties fo:color="#ff0000" style:font-name="Times New Roman" fo:font-size="10pt" fo:language="ru" fo:country="RU" fo:font-weight="normal" officeooo:rsid="000b40f1" style:font-size-asian="10pt" style:font-weight-asian="normal" style:font-size-complex="10pt" style:font-weight-complex="normal"/>
    </style:style>
    <style:style style:name="T52" style:family="text">
      <style:text-properties fo:color="#ff0000" style:font-name="Times New Roman" fo:font-size="10pt" fo:font-weight="bold" officeooo:rsid="000c5238" style:font-size-asian="10pt" style:font-weight-asian="bold" style:font-size-complex="10pt" style:font-weight-complex="bold"/>
    </style:style>
    <style:style style:name="T53" style:family="text">
      <style:text-properties fo:color="#ff0000" officeooo:rsid="000b40f1"/>
    </style:style>
    <style:style style:name="T54" style:family="text">
      <style:text-properties fo:color="#ff0000" fo:language="en" fo:country="US" officeooo:rsid="000b40f1"/>
    </style:style>
    <style:style style:name="T55" style:family="text">
      <style:text-properties fo:color="#ff0000" fo:language="en" fo:country="US" fo:font-weight="bold" officeooo:rsid="000c5238" style:font-weight-asian="bold" style:font-weight-complex="bold"/>
    </style:style>
    <style:style style:name="T56" style:family="text">
      <style:text-properties fo:color="#ff0000" fo:language="en" fo:country="US" fo:font-weight="bold" officeooo:rsid="000d8d6c" style:font-weight-asian="bold" style:font-weight-complex="bold"/>
    </style:style>
    <style:style style:name="T57" style:family="text">
      <style:text-properties fo:color="#ff0000" fo:font-weight="normal" officeooo:rsid="000b40f1" style:font-weight-asian="normal" style:font-weight-complex="normal"/>
    </style:style>
    <style:style style:name="T58" style:family="text">
      <style:text-properties fo:color="#ff0000" fo:font-weight="bold" officeooo:rsid="000b40f1" style:font-weight-asian="bold" style:font-weight-complex="bold"/>
    </style:style>
    <style:style style:name="T59" style:family="text">
      <style:text-properties fo:color="#ff0000" fo:font-weight="bold" officeooo:rsid="000c5238" style:font-weight-asian="bold" style:font-weight-complex="bold"/>
    </style:style>
    <style:style style:name="T60" style:family="text">
      <style:text-properties fo:color="#ff0000" fo:font-weight="bold" officeooo:rsid="000d8d6c" style:font-weight-asian="bold" style:font-weight-complex="bold"/>
    </style:style>
    <style:style style:name="T61" style:family="text">
      <style:text-properties fo:color="#ff0000" officeooo:rsid="000c5238"/>
    </style:style>
    <style:style style:name="T62" style:family="text">
      <style:text-properties fo:color="#000000" fo:font-weight="bold" officeooo:rsid="000c5238" style:font-weight-asian="bold" style:font-weight-complex="bold"/>
    </style:style>
    <style:style style:name="T63" style:family="text">
      <style:text-properties officeooo:rsid="0017c2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Программное обеспечение М<text:span text:style-name="T5">5</text:span><text:span text:style-name="T12">0. <text:s/></text:span></text:p>
      <text:p text:style-name="P3">Версия с файловой системой в <text:span text:style-name="T5">RAM.</text:span></text:p>
      <text:p text:style-name="P20">Инструкция по установке и обновлению ПО.</text:p>
      <text:p text:style-name="P20"/>
      <text:p text:style-name="P9"/>
      <text:p text:style-name="P3"/>
      <text:p text:style-name="P2"><text:span text:style-name="T5"><text:tab/></text:span>1. Средства разработки, пакеты, исходники и т.п </text:p>
      <text:p text:style-name="P2"/>
      <text:p text:style-name="P4"><text:tab/> <text:span text:style-name="T5">m50</text:span><text:span text:style-name="T28">sdk </text:span><text:span text:style-name="T27">- с</text:span>редство <text:span text:style-name="T12">для разработки программ для процессора </text:span><text:span text:style-name="T5">AM</text:span><text:span text:style-name="T12">3517 <text:s/>(</text:span><text:span text:style-name="T27">Software Development Kit -SDK) на основе <text:s text:c="2"/>ti-sdk-am3517-evm-05.07.00.00 <text:s text:c="2"/></text:span><text:span text:style-name="T28"><text:s/></text:span><text:a xlink:type="simple" xlink:href="http://processors.wiki.ti.com/index.php/Sitara_SDK_5.07.00_Release_Notes"><text:span text:style-name="T27">http://processors.wiki.ti.com/index.php/Sitara_SDK_5.07.00_Release_Notes</text:span></text:a></text:p>
      <text:p text:style-name="P28">я бы сказал, что это: набор скриптов для борки дистрибутива полностью из исходный кодов, работающего полностью из RAM. Таких наборов много (FreeBSD, Linux from Scratch). ВАЖНО, это это хорошее определение, широко распространенное — называется СБОРКА. Компилятор можно выбрать любой из gcc-linux-gnueabi, включая имеющийся в <text:s/>ti-sdk-am3517-evm-05.07.00.00</text:p>
      <text:p text:style-name="P19">со следующими основными составляющими:</text:p>
      <text:p text:style-name="Standard"><text:span text:style-name="T39"><text:tab/>-</text:span><text:span text:style-name="T40"> <text:s/>с</text:span><text:span text:style-name="T39">реда разработки </text:span><text:span text:style-name="T38">BuildRoot: buildroot-2014.08.tar.gz</text:span><text:span text:style-name="T41"> <text:s text:c="2"/></text:span><text:a xlink:type="simple" xlink:href="http://buildroot.uclibc.org/download.html"><text:span text:style-name="T40">http://buildroot.uclibc.org/download.html</text:span></text:a><text:span text:style-name="T42">.</text:span><text:span text:style-name="T40"> <text:s text:c="2"/>используется <text:s/>вместо <text:s/></text:span><text:span text:style-name="T29">Code Composer Studio</text:span><text:span text:style-name="T40"> <text:s text:c="2"/>- </text:span><text:span text:style-name="T51">нет, buildroot это набор исходников и auromake/autoconf скриптов для создания образа файлосой системы.</text:span></text:p>
      <text:p text:style-name="P4"><text:tab/>- <text:s/>ядро: 2.6.37 исходники вместо бинарного образа <text:s/><text:span text:style-name="T53">ok</text:span></text:p>
      <text:p text:style-name="P4"><text:tab/>- <text:s/>добавлена библиотека QT 4.8.6 в исходных кодах. <text:span text:style-name="T53">ok</text:span></text:p>
      <text:p text:style-name="P4"><text:s text:c="14"/>- <text:s/>системный компилятор gcc 4.7 <text:span text:style-name="T53">ok</text:span></text:p>
      <text:p text:style-name="P4"/>
      <text:p text:style-name="P4"><text:tab/>Архив: <text:s/><text:span text:style-name="T5">project</text:span><text:span text:style-name="T12">/m50</text:span><text:span text:style-name="T5">sdk</text:span><text:span text:style-name="T12">/</text:span></text:p>
      <text:p text:style-name="P4"><text:span text:style-name="T5"><text:tab/><text:tab/></text:span><text:span text:style-name="T12">m50sdk_</text:span><text:span text:style-name="T5">install</text:span><text:span text:style-name="T12">.</text:span><text:span text:style-name="T5">doc - </text:span><text:span text:style-name="T12">инструкции по установке среды разработки</text:span><text:span text:style-name="T5"> </text:span><text:span text:style-name="T12">на компьютер. <text:s/></text:span><text:span text:style-name="T19">ok</text:span></text:p>
      <text:p text:style-name="P4"><text:span text:style-name="T5"><text:tab/><text:tab/></text:span><text:span text:style-name="T12">m50sdk_prog_guide</text:span><text:span text:style-name="T5">.doc - </text:span><text:span text:style-name="T12"><text:s/>инструкции по разработке программ в среде </text:span><text:span text:style-name="T5">m50sdk – </text:span><text:span text:style-name="T54">нет, среды разработки в M50release нету, есть прсото набор скриптов комплияции и установки. Для редактирования исходников можно использовать eclipse.</text:span></text:p>
      <text:p text:style-name="P5"><text:span text:style-name="T12"><text:tab/><text:tab/></text:span><text:span text:style-name="T5">m50sdk_chanchelog.txt - </text:span><text:span text:style-name="T12">перечень изменений относительно </text:span><text:span text:style-name="T27">ti-sdk-am3517-evm-05.07.00.00 — </text:span><text:span text:style-name="T34">нет, <text:s/></text:span><text:span text:style-name="T33">M50release и <text:s/></text:span><text:span text:style-name="T34">ti-sdk-am3517-evm-05.07.00.00 это разные вещи. <text:s/></text:span><text:span text:style-name="T33">M50release – набор сприптов, для компиляции и установки файловой системы, u-boot, ядра. <text:s text:c="2"/>А </text:span><text:span text:style-name="T34">ti-sdk-am3517-evm-05.07.00.00 это компилятор и готовая файловая система.</text:span></text:p>
      <text:p text:style-name="P4"><text:span text:style-name="T12"><text:tab/><text:tab/></text:span><text:span text:style-name="T5"> </text:span></text:p>
      <text:p text:style-name="P4"/>
      <text:p text:style-name="P2"><text:span text:style-name="T5"><text:tab/></text:span>2. Требования к <text:span text:style-name="T12">объему </text:span><text:span text:style-name="T5">RAM</text:span>, <text:s/>ММС и <text:span text:style-name="T5">NAND.</text:span></text:p>
      <text:p text:style-name="P8"/>
      <text:p text:style-name="P19"><text:tab/>Минимальный объем памяти:</text:p>
      <text:p text:style-name="P4"><text:span text:style-name="T12"><text:tab/><text:tab/>- </text:span><text:span text:style-name="T5">RAM 128M</text:span><text:span text:style-name="T12">байт <text:s text:c="2"/></text:span><text:span text:style-name="T45">→</text:span><text:span text:style-name="T46"> <text:s/>ok</text:span></text:p>
      <text:p text:style-name="P7"><text:span text:style-name="T12"><text:tab/><text:tab/>- </text:span>MMC 128M<text:span text:style-name="T12">байт <text:s text:c="2"/></text:span><text:span text:style-name="T45">→</text:span><text:span text:style-name="T46"> ok</text:span></text:p>
      <text:p text:style-name="P7"><text:span text:style-name="T12"><text:tab/><text:tab/>- </text:span>NAND <text:s/><text:span text:style-name="T12">64</text:span>M<text:span text:style-name="T12">байт <text:s text:c="2"/></text:span><text:span text:style-name="T45">→</text:span><text:span text:style-name="T46"> ok</text:span></text:p>
      <text:p text:style-name="P19"><text:tab/></text:p>
      <text:p text:style-name="P7"><text:span text:style-name="T12"><text:tab/>2.1 Использование <text:s/></text:span>RAM</text:p>
      <text:p text:style-name="P4"><text:tab/><text:span text:style-name="T12">Образ, <text:s text:c="2"/>включающий ядро и упакованную</text:span><text:span text:style-name="T5"> </text:span><text:span text:style-name="T12">файловую систему занимает около 30Мб</text:span><text:span text:style-name="T5">. </text:span><text:span text:style-name="T12"><text:s/></text:span><text:span text:style-name="T5">U</text:span>-boot <text:s/>загружает образ <text:s/>в память и <text:span text:style-name="T5"><text:s/></text:span><text:span text:style-name="T12">передает управление на <text:s/></text:span>ядро которое запускает в <text:span text:style-name="T5">RAM <text:s/></text:span><text:s text:c="2"/>процессы <text:s/>и монтирует в <text:span text:style-name="T5">RAM </text:span>файловую систему. <text:s/><text:span text:style-name="T35"><text:s/>Сразу после загрузки в </text:span><text:span text:style-name="T8"><text:s/>RAM</text:span><text:span text:style-name="T16">:</text:span></text:p>
      <text:p text:style-name="P4"><text:tab/>40.26 <text:s text:c="2"/>Мбайт <text:s/>занято, <text:s/>из <text:s/>них 25<text:span text:style-name="T12">Мбайт <text:s/>занимает файловая система</text:span></text:p>
      <text:p text:style-name="P4"><text:tab/>208.41 Мбайт свободно, <text:s/>из низ 5<text:span text:style-name="T12">Мбайт свободное пространство файловой системы </text:span><text:s/></text:p>
      <text:p text:style-name="P4">Логи и конфиги расположены на mmc. Поэтому 5мб свободного места в файловой системе достаточно<text:span text:style-name="T5">.</text:span> <text:s/></text:p>
      <text:p text:style-name="P4"/>
      <text:p text:style-name="P13"><text:tab/>2.2. Разметка NAND </text:p>
      <text:p text:style-name="P4"><text:span text:style-name="T1">На <text:s text:c="2"/></text:span><text:span text:style-name="T7">NAND </text:span><text:span text:style-name="T15">создаются </text:span><text:span text:style-name="T7"><text:s/></text:span><text:s/>mtd разделы. <text:span text:style-name="T53">На nand мы только копируем битовые образы используя подсистему mtd, которая одна и таже как в u-boot, так и в ядре. Разделы там зашиты аппаратно.</text:span> Начало каждого раздела привязано к <text:span text:style-name="T12">фиксированному </text:span>адресу <text:span text:style-name="T5">NAND</text:span><text:span text:style-name="T12"> http://processors.wiki.ti.com/index.php/AM335x_U-Boot_User%27s_Guide#NAND_Layout</text:span><text:span text:style-name="T5">.</text:span> <text:s/>В каждом <text:span text:style-name="T5">mtd </text:span>разделе храни<text:span text:style-name="T12">тся один битовый образ. <text:s/>Ф</text:span>айловые системы <text:s/><text:span text:style-name="T12">в </text:span><text:span text:style-name="T5">mtd </text:span><text:span text:style-name="T12">разделах не организуются. <text:s/></text:span></text:p>
      <text:p text:style-name="P19"/>
      <text:p text:style-name="P23"><text:span text:style-name="T13">/dev/</text:span><text:span text:style-name="T11">mtd1/ MLO</text:span><text:span text:style-name="T12"><text:tab/><text:tab/><text:tab/><text:tab/></text:span><text:span text:style-name="T13">0x00000000</text:span><text:span text:style-name="T12">-&gt; SPL start <text:s text:c="8"/>(SPL copy on 1st block)</text:span></text:p>
      <text:p text:style-name="P23"><text:tab/><text:tab/><text:span text:style-name="T5"><text:tab/><text:tab/></text:span><text:tab/>0x0001FFFF-&gt; SPL end </text:p>
      <text:p text:style-name="P23"><text:tab/><text:tab/><text:tab/><text:span text:style-name="T5"><text:tab/><text:tab/></text:span>0x00020000-&gt; SPL.backup1 start (SPL copy on 2nd block)</text:p>
      <text:p text:style-name="P23"><text:span text:style-name="T5"><text:tab/><text:tab/></text:span><text:tab/><text:tab/><text:tab/>0x0003FFFF-&gt; SPL.backup1 end </text:p>
      <text:p text:style-name="P23"><text:tab/><text:span text:style-name="T53">ok</text:span><text:span text:style-name="T5"><text:tab/><text:tab/></text:span><text:tab/><text:tab/>0x00040000-&gt; SPL.backup2 start (SPL copy on 3rd block)</text:p>
      <text:p text:style-name="P23"><text:tab/><text:tab/><text:span text:style-name="T5"><text:tab/><text:tab/></text:span><text:tab/>0x0005FFFF-&gt; SPL.backup2 end </text:p>
      <text:p text:style-name="P23"><text:tab/><text:tab/><text:tab/><text:span text:style-name="T5"><text:tab/><text:tab/></text:span>0x00060000-&gt; SPL.backup3 start (SPL copy on 4th block)</text:p>
      <text:p text:style-name="P23"><text:span text:style-name="T5"><text:tab/></text:span><text:tab/><text:tab/><text:tab/><text:span text:style-name="T5"><text:tab/></text:span>0x0007FFFF-&gt; SPL.backup3 end</text:p>
      <text:p text:style-name="P23"><text:soft-page-break/><text:span text:style-name="T11">/dev/mtd2/ u-boot-nand.img</text:span><text:span text:style-name="T5"><text:tab/><text:tab/></text:span><text:span text:style-name="T2">0x00080000</text:span>-&gt; U-Boot start</text:p>
      <text:p text:style-name="P23"><text:tab/><text:tab/><text:tab/><text:span text:style-name="T5"><text:tab/><text:tab/></text:span>0x002BFFFF-&gt; U-Boot end </text:p>
      <text:p text:style-name="P23"><text:span text:style-name="T2">/dev/</text:span><text:span text:style-name="T11">mtd3/ u</text:span><text:span text:style-name="T2">-boot-env </text:span><text:span text:style-name="T11"><text:s/></text:span><text:s/><text:span text:style-name="T5"><text:tab/><text:tab/></text:span><text:span text:style-name="T2">0x00260000</text:span>-&gt; ENV start</text:p>
      <text:p text:style-name="P23"><text:tab/><text:tab/><text:tab/><text:span text:style-name="T5"><text:tab/><text:tab/></text:span>0x0027FFFF-&gt; ENV end</text:p>
      <text:p text:style-name="P35"><text:span text:style-name="T32">/dev/</text:span><text:span text:style-name="T30">mtd4/ initrd.bin</text:span><text:span text:style-name="T31"> </text:span><text:s text:c="2"/><text:span text:style-name="T5"><text:s text:c="6"/></text:span><text:s text:c="2"/><text:tab/><text:span text:style-name="T2">0x00280000</text:span>-&gt; Linux Kernel start</text:p>
      <text:p text:style-name="P23"><text:tab/><text:tab/><text:tab/><text:span text:style-name="T5"><text:tab/><text:tab/></text:span>0x0077FFFF-&gt; Linux Kernel end</text:p>
      <text:p text:style-name="P23"><text:tab/><text:tab/><text:tab/><text:span text:style-name="T5"><text:tab/><text:tab/></text:span>0x00780000-&gt; File system star</text:p>
      <text:p text:style-name="P23"><text:span text:style-name="T12"><text:tab/><text:tab/></text:span><text:span text:style-name="T46">ok</text:span><text:span text:style-name="T12"><text:tab/></text:span><text:span text:style-name="T5"><text:tab/><text:tab/></text:span><text:span text:style-name="T12">0x10000000-&gt; NAND end (Free end)</text:span></text:p>
      <text:p text:style-name="P24"/>
      <text:p text:style-name="P19"><text:tab/><text:span text:style-name="T43">Примечание:</text:span></text:p>
      <text:p text:style-name="P21"><text:tab/>Если при расчете хэша <text:span text:style-name="T5">md</text:span>5 используется команда dd, которая <text:s/>не обрабатывает битые блоки, <text:s/>то наличие и расположение битых <text:span text:style-name="T12">блоков будет влиять на результат</text:span>. <text:s/>Что бы расположение битых блоков не влияло на значение хеша нужно использовать mtd-utils - <text:span text:style-name="T2">nanddump</text:span> <text:s/>с опцией <text:s/><text:span text:style-name="T2">skipbad: </text:span><text:span text:style-name="T4">dump good data, completely skipping any bad blocks (default)</text:span><text:span text:style-name="T14">.</text:span></text:p>
      <text:p text:style-name="P22"/>
      <text:p text:style-name="P29">С этим надо разбираться экспериментально. И это я бы хотел сделать во вторник. А именно, распространить имеющимися средствами обновления, выпущенные на одном устройстве вместе с md5 суммами разделов по разным устройствам.</text:p>
      <text:p text:style-name="P33"><text:span text:style-name="T4"><text:tab/>2.</text:span><text:span text:style-name="T6">3</text:span><text:span text:style-name="T4">. Разметка </text:span><text:span text:style-name="T6">MMC</text:span><text:span text:style-name="T4"> </text:span><text:span text:style-name="T6"><text:s text:c="2"/></text:span><text:span text:style-name="T17">для карты 4</text:span><text:span text:style-name="T9">GByte</text:span></text:p>
      <text:p text:style-name="P8"/>
      <text:p text:style-name="P4"><text:span text:style-name="T11"><text:tab/></text:span><text:span text:style-name="T2">C: FAT32 <text:s/></text:span><text:span text:style-name="T4">- 1 Гбайт, занято 40 Мбайт. <text:s/>Раздел с б</text:span>азовой версией софта, которая ни когда не обновляется</text:p>
      <text:p text:style-name="P4"><text:span text:style-name="T5"><text:tab/></text:span><text:span text:style-name="T2">u-boot.img</text:span><text:span text:style-name="T11"> </text:span><text:span text:style-name="T5">- <text:s/>u-boot </text:span><text:span text:style-name="T12"><text:s/>для загрузки образа с ММС</text:span> </text:p>
      <text:p text:style-name="P4"><text:span text:style-name="T5"><text:tab/></text:span><text:span text:style-name="T2">u-boot-nand.img</text:span> <text:span text:style-name="T5"><text:s/>- u-boot </text:span><text:span text:style-name="T12"><text:s/>для загрузки образа с </text:span><text:span text:style-name="T5">NAND</text:span> </text:p>
      <text:p text:style-name="P4"><text:span text:style-name="T5"><text:tab/></text:span><text:span text:style-name="T2">initrd.bin</text:span><text:span text:style-name="T11"> </text:span><text:span text:style-name="T5"><text:s/>- </text:span><text:span text:style-name="T12">образ</text:span></text:p>
      <text:p text:style-name="P4"><text:span text:style-name="T5"><text:tab/></text:span><text:span text:style-name="T2">script</text:span> <text:s/>- скрипты <text:s/></text:p>
      <text:p text:style-name="P4"/>
      <text:p text:style-name="P4"><text:span text:style-name="T2"><text:tab/>D: FAT32</text:span> - 145Мбайт, <text:s/>занято <text:span text:style-name="T12">1Mбайт. Рабочие</text:span> файлы</text:p>
      <text:p text:style-name="P4"><text:tab/><text:span text:style-name="T2">*.cfg</text:span> <text:s/>- конфигурационные</text:p>
      <text:p text:style-name="P4"><text:tab/><text:span text:style-name="T2">*</text:span><text:span text:style-name="T11">.log</text:span><text:span text:style-name="T5"> <text:s/>- </text:span><text:span text:style-name="T12">логи (сохраняемые при перезгрузке)</text:span></text:p>
      <text:p text:style-name="P4"><text:tab/><text:span text:style-name="T2">mmc-c.hash</text:span> - хэш раздела <text:span text:style-name="T5">MMC <text:s/></text:span>C: </text:p>
      <text:p text:style-name="P4"><text:tab/><text:span text:style-name="T2">mmc-</text:span><text:span text:style-name="T11">e</text:span><text:span text:style-name="T2">.hash</text:span> - хэш раздела <text:span text:style-name="T5">MMC <text:s/>E</text:span>:<text:span text:style-name="T5"> <text:s/></text:span></text:p>
      <text:p text:style-name="P4"><text:tab/><text:span text:style-name="T11">nand-mtd1</text:span><text:span text:style-name="T2">.hash</text:span> - хэш раздела <text:span text:style-name="T5">NAND dev/mtd1</text:span></text:p>
      <text:p text:style-name="P4"><text:tab/><text:span text:style-name="T11">nand-mtd2</text:span><text:span text:style-name="T2">.hash</text:span> - хэш раздела <text:span text:style-name="T5">NAND dev/mtd2</text:span></text:p>
      <text:p text:style-name="P4"><text:tab/><text:span text:style-name="T11">nand-mtd3</text:span><text:span text:style-name="T2">.hash</text:span> - хэш раздела <text:span text:style-name="T5">NAND dev/mtd3</text:span></text:p>
      <text:p text:style-name="P4"><text:span text:style-name="T5"><text:tab/></text:span><text:span text:style-name="T11">nand-mtd4</text:span><text:span text:style-name="T2">.hash</text:span> - хэш раздела <text:span text:style-name="T5">NAND dev/mtd4</text:span></text:p>
      <text:p text:style-name="P4"/>
      <text:p text:style-name="P4"><text:span text:style-name="T2"><text:tab/>E: EXT3</text:span> - 2Гбайт, <text:s/>занято 40Мбайт - последние обновления записанное по FTP</text:p>
      <text:p text:style-name="P4"><text:tab/><text:span text:style-name="T2">u-boot_up-nand.img</text:span> <text:s text:c="2"/>- копируется при обновлении в <text:span text:style-name="T5">NAND</text:span> <text:span text:style-name="T2">/dev/mtd2/</text:span><text:span text:style-name="T11"> u-boot-nand.img</text:span><text:span text:style-name="T13"> </text:span></text:p>
      <text:p text:style-name="P4"><text:tab/><text:span text:style-name="T2">initrd_up.bin</text:span><text:span text:style-name="T5"> <text:s text:c="3"/>- копируется </text:span><text:span text:style-name="T12">при обновлении </text:span><text:span text:style-name="T5">в NAND </text:span><text:span text:style-name="T11">/dev/mtd4/ initrd.bin</text:span></text:p>
      <text:p text:style-name="P4"><text:tab/><text:span text:style-name="T2">script_up</text:span><text:span text:style-name="T5"> <text:s text:c="2"/>- <text:s/></text:span><text:span text:style-name="T12">не копируется, </text:span><text:span text:style-name="T14"><text:s/>новые скрипты, <text:s/>запускаются прямо с ММС </text:span></text:p>
      <text:p text:style-name="P4"/>
      <text:p text:style-name="P4"><text:span text:style-name="T14"><text:tab/></text:span><text:span text:style-name="T47">Раздела всего 4. На F: mmc-e.hash — работает, сделано, долго делал. Переделать на 3 раздела — нужно время.</text:span></text:p>
      <text:p text:style-name="P4"><text:tab/></text:p>
      <text:p text:style-name="P4"/>
      <text:p text:style-name="P4"/>
      <text:p text:style-name="P2"><text:tab/>3. Сборка initrd.bin <text:span text:style-name="T12">и обновлений </text:span><text:s/>initrd_up.bin<text:span text:style-name="T5"> </text:span><text:s/><text:span text:style-name="T26">- не понял и написал как я предполагаю оно работает </text:span></text:p>
      <text:p text:style-name="P4"/>
      <text:p text:style-name="P4"><text:tab/>Сборка выполняется в среде <text:s/><text:span text:style-name="T2">buildroot. </text:span><text:span text:style-name="T4">на компьютере </text:span></text:p>
      <text:p text:style-name="P4"><text:tab/>1. Заходим в каталог <text:span text:style-name="T2">M50/buildroot</text:span><text:span text:style-name="T11"> </text:span><text:s text:c="2"/></text:p>
      <text:p text:style-name="P4"><text:tab/>2. Для сборки базовой системы делаем <text:span text:style-name="T2">make</text:span>. <text:s/></text:p>
      <text:p text:style-name="P4"><text:tab/><text:span text:style-name="T12">В</text:span> каталоге <text:span text:style-name="T2">M50/files_patch/ </text:span><text:span text:style-name="T4">будет создано файловая система, включая ядро — </text:span><text:span text:style-name="T57">ядро отдельно собирается, и устанавливается на отдельный раздел NAND - /dev/mtd3/</text:span></text:p>
      <text:p text:style-name="P4"><text:span text:style-name="T4"><text:tab/>В</text:span><text:span text:style-name="T6"> </text:span><text:span text:style-name="T4">ката</text:span>логе <text:span text:style-name="T2">M50/buildroot/output/images/ </text:span><text:span text:style-name="T4"><text:s/>будет <text:s/>архив</text:span> файловой системы <text:span text:style-name="T2">rootfs.tar</text:span>. <text:span text:style-name="T53">ok</text:span></text:p>
      <text:p text:style-name="P4"><text:span text:style-name="T4"><text:tab/>В</text:span><text:span text:style-name="T6"> </text:span><text:span text:style-name="T4">ката</text:span>логе <text:span text:style-name="T2">M50/FtpDir/fat32/ </text:span><text:span text:style-name="T4"><text:s/>будет <text:s/>образ </text:span>файловой системы <text:s/><text:span text:style-name="T2">initrd.bin <text:tab/></text:span><text:span text:style-name="T58">ok</text:span></text:p>
      <text:p text:style-name="P6"><text:span text:style-name="T58"><text:tab/></text:span><text:span text:style-name="T59">Только M50/FtpDir/fat32/ на выходных превратился в M50/out, и появилась еще вторая ветка сборки, M50/outU — ветка сборки и установки обновлений.</text:span></text:p>
      <text:p text:style-name="P4"/>
      <text:p text:style-name="P4"><text:tab/>Если мы хотим изменить конфигурацию среды <text:span text:style-name="T2">buildroot,</text:span><text:span text:style-name="T4"> <text:s/>например, .</text:span><text:span text:style-name="T2">.....</text:span></text:p>
      <text:p text:style-name="P6"><text:span text:style-name="T36"><text:tab/>1. З</text:span>апускаем <text:span text:style-name="T5"><text:s text:c="2"/></text:span><text:s/><text:span text:style-name="T2"><text:s/>/</text:span><text:span text:style-name="T11">buildroot/make</text:span><text:span text:style-name="T2"> xconfig</text:span>. <text:s text:c="2"/>Открывается окно конфигурации, <text:s/>в котором делаем необходимые изменения и сохраняем результат. <text:s/>Новая <text:s/>конфигурация будет сохранена <text:s/>в <text:span text:style-name="T5">/</text:span><text:span text:style-name="T2">buildroot</text:span><text:span text:style-name="T11">/</text:span><text:span text:style-name="T2">config_saved.</text:span> <text:span text:style-name="T5"><text:s text:c="2"/></text:span><text:span text:style-name="T12"><text:s/></text:span><text:span text:style-name="T50">Нет. </text:span><text:span text:style-name="T48">config_saved это просто резервный конфиг, на который всегда можно откатится.</text:span></text:p>
      <text:p text:style-name="P4"><text:span text:style-name="T12"><text:tab/>2. Чтобы внесенные изменения стали действовать, переименовываем </text:span><text:s/><text:span text:style-name="T2">config_saved</text:span> <text:s/>в <text:span text:style-name="T2">config</text:span>.</text:p>
      <text:p text:style-name="P17"><text:tab/><text:span text:style-name="T61">Нет, что бы изменения стали действовать нужно делать </text:span><text:span text:style-name="T59">/</text:span><text:span text:style-name="T55">buildroot/make</text:span><text:span text:style-name="T59"> xconfig :)</text:span></text:p>
      <text:p text:style-name="P4"><text:span text:style-name="T36"><text:tab/>Если мы хотим изменить образ файловой системы,</text:span><text:span text:style-name="T9"> </text:span><text:span text:style-name="T36"><text:s/></text:span><text:span text:style-name="T17">не пересобирая ее целиком</text:span></text:p>
      <text:p text:style-name="P4"><text:span text:style-name="T17"><text:tab/>1. Вносим изменения в файловую систему расположенную в каталоге <text:s/></text:span><text:span text:style-name="T18">M50/files_patch</text:span></text:p>
      <text:p text:style-name="P4"><text:span text:style-name="T17"><text:tab/>2. </text:span><text:span text:style-name="T36">Запускаем скрипт <text:s/></text:span><text:span text:style-name="T10">M50/</text:span><text:span text:style-name="T37">ramd_mk.sh</text:span><text:span text:style-name="T10"> </text:span><text:span text:style-name="T9"><text:s/></text:span><text:span text:style-name="T10">save</text:span><text:span text:style-name="T9"> </text:span><text:span text:style-name="T17">который</text:span> копирует (<text:span text:style-name="T2">rsync</text:span><text:span text:style-name="T4">)</text:span><text:span text:style-name="T2"> <text:s/></text:span><text:span text:style-name="T4">файлы</text:span><text:span text:style-name="T2"> </text:span><text:s/>из каталога<text:span text:style-name="T2"> </text:span><text:span text:style-name="T11"><text:s/></text:span><text:span text:style-name="T18">M50/files_patch </text:span>в каталог <text:span text:style-name="T2">M50/buildroot/output/images/untar </text:span><text:span text:style-name="T4"><text:s/></text:span><text:span text:style-name="T14">и </text:span>создает образ файловой сисетмы. в <text:span text:style-name="T2">Ft</text:span><text:bookmark-start text:name="__DdeLink__8_1030048292"/><text:span text:style-name="T2">pDir/fat32/initrd.bin</text:span><text:bookmark-end text:name="__DdeLink__8_1030048292"/><text:span text:style-name="T2">. </text:span><text:span text:style-name="T59">ok</text:span></text:p>
      <text:p text:style-name="P4"/>
      <text:p text:style-name="P13"><text:tab/></text:p>
      <text:p text:style-name="P16"><text:span text:style-name="T2"><text:tab/></text:span><text:span text:style-name="T11">4</text:span><text:span text:style-name="T2">. Создание загрузочной MMC.</text:span> </text:p>
      <text:p text:style-name="P16"><text:tab/></text:p>
      <text:p text:style-name="P4"><text:span text:style-name="T36"><text:tab/>В <text:s/>каталоге </text:span><text:span text:style-name="T37">FtpDir/fat32/ </text:span><text:span text:style-name="T36">должны быть</text:span><text:span text:style-name="T37"> </text:span><text:bookmark text:name="__DdeLink__8_10300482921"/><text:span text:style-name="T37"><text:s/>u-boot.img, </text:span><text:span text:style-name="T18"><text:s/></text:span><text:span text:style-name="T2">u-boot-nand.img</text:span> <text:span text:style-name="T12">, </text:span><text:span text:style-name="T2">initrd.bin</text:span><text:span text:style-name="T11"> </text:span><text:span text:style-name="T5"><text:s/></text:span><text:span text:style-name="T12"><text:s/>и</text:span></text:p>
      <text:p text:style-name="P16"><text:span text:style-name="T11"><text:tab/></text:span><text:span text:style-name="T2">скрипты . </text:span><text:span text:style-name="T59">Почти, Теперь жеж две ветки сборки, одна для сборки того раздела, который не обновляется — раздел С: Вторая ветка сборки для сборки и установки обновлений (u-boot, ядро, рам диск). И все с md5 суммами.</text:span></text:p>
      <text:p text:style-name="P16"><text:tab/>1. Вставить карту ММС в картридер компьютера</text:p>
      <text:p text:style-name="P18"><text:tab/>2. В каталоге <text:s/><text:span text:style-name="T2">M50/FtpDir</text:span> <text:s text:c="2"/>ввести команду: <text:span text:style-name="T2">sd_mk4.sh</text:span>.</text:p>
      <text:p text:style-name="P12"><text:soft-page-break/></text:p>
      <text:p text:style-name="P34"><text:span text:style-name="T35"><text:tab/></text:span><text:span text:style-name="T8">5</text:span><text:span text:style-name="T35">. Установка ПО на сервер</text:span></text:p>
      <text:p text:style-name="P14"><text:s/></text:p>
      <text:p text:style-name="P14"><text:tab/><text:span text:style-name="T5">5</text:span>.1 <text:span text:style-name="T4">Первоначальная</text:span><text:span text:style-name="T14">, с записью </text:span><text:span text:style-name="T6">u-boot </text:span><text:span text:style-name="T14">на </text:span><text:span text:style-name="T6">NAND</text:span></text:p>
      <text:p text:style-name="P16"><text:tab/>1. Загрузочную <text:span text:style-name="T12">MMC устанавливаем в</text:span><text:span text:style-name="T5"> M50</text:span><text:span text:style-name="T12">. <text:s/>Подключаемся через </text:span><text:span text:style-name="T5">USB </text:span><text:span text:style-name="T12">режиме терминала.</text:span></text:p>
      <text:p text:style-name="P16"><text:span text:style-name="T12"><text:tab/>2. <text:s/>Загружаемся с ММС <text:s/>(держать кнопку </text:span><text:span text:style-name="T5">boot</text:span><text:span text:style-name="T12">) <text:s/>и входим в бутлоадер нажав любую клавишу.</text:span><text:span text:style-name="T5"> <text:s/></text:span></text:p>
      <text:p text:style-name="P16"><text:span text:style-name="T5"><text:tab/></text:span><text:span text:style-name="T12">3. <text:s/>Если в </text:span>NAND что-либо неизвестное записывалось ранее - стираем <text:span text:style-name="T5">NAND</text:span> командой</text:p>
      <text:p text:style-name="P16">.<text:tab/><text:span text:style-name="T22">nand erase – </text:span><text:span text:style-name="T55">смело nand scrub.chip</text:span></text:p>
      <text:p text:style-name="P16"><text:tab/><text:span text:style-name="T5">4 </text:span><text:span text:style-name="T12">Копируем образы с ММС на </text:span><text:span text:style-name="T5">NAND </text:span><text:span text:style-name="T12">командами</text:span></text:p>
      <text:p text:style-name="P16"><text:tab/><text:span text:style-name="T2">mmc rescan</text:span></text:p>
      <text:p text:style-name="P16"><text:tab/><text:span text:style-name="T2">fatload mmc 0 0x81000000 rdallinst.scr</text:span></text:p>
      <text:p text:style-name="P16"><text:tab/><text:span text:style-name="T2">source 0x81000000 </text:span><text:span text:style-name="T59">ok, это для ветки не обновляющегося ПО.</text:span></text:p>
      <text:p text:style-name="P30"><text:tab/>Для ветки обновляющегося другие скрипты сборки и установки с раздела mmc E:</text:p>
      <text:p text:style-name="P15"><text:tab/>mmc rescan</text:p>
      <text:p text:style-name="P17"><text:tab/><text:span text:style-name="T2">fatload mmc 0:</text:span><text:span text:style-name="T3">3</text:span><text:span text:style-name="T2"> 0x81000000 rdallinst</text:span><text:span text:style-name="T3">U</text:span><text:span text:style-name="T2">.scr</text:span></text:p>
      <text:p text:style-name="P17"><text:span text:style-name="T59"><text:tab/></text:span><text:span text:style-name="T62">source 0x81000000</text:span></text:p>
      <text:p text:style-name="P17"><text:span text:style-name="T62"><text:tab/></text:span><text:span text:style-name="T59">Установит обновления всего (u-boot, ядро, ramdisk) из раздела mmc E:</text:span></text:p>
      <text:p text:style-name="P32"/>
      <text:p text:style-name="P16"><text:span text:style-name="T2"><text:tab/></text:span>Скрипт rdallinst.scr <text:s/>копирует на <text:span text:style-name="T5">NAND</text:span> образы из <text:span text:style-name="T12">раздела </text:span><text:span text:style-name="T5">ММС </text:span><text:span text:style-name="T11">C</text:span><text:span text:style-name="T2">:FAT32 </text:span><text:span text:style-name="T59">ok, для ветки не <text:tab/>обновляющегося ПО.</text:span></text:p>
      <text:p text:style-name="P16"/>
      <text:p text:style-name="P16"><text:span text:style-name="T5"><text:s text:c="13"/></text:span><text:span text:style-name="T11"><text:s/>5</text:span><text:span text:style-name="T13">.2 </text:span>На NAND <text:span text:style-name="T12">уже </text:span>установлен загрузчик <text:span text:style-name="T21">u-boot</text:span><text:span text:style-name="T23"> <text:s/>или </text:span><text:span text:style-name="T21">MLO</text:span><text:span text:style-name="T23">. </text:span><text:span text:style-name="T21">? <text:s text:c="2"/></text:span><text:span text:style-name="T23">или созданы разделы </text:span><text:span text:style-name="T21">mtd ?</text:span><text:span text:style-name="T12"> <text:s text:c="2"/></text:span><text:span text:style-name="T48">Все <text:tab/>переделал, в связи с новой разметкой ММС и появлением второй ветки сборки для обновлений.</text:span></text:p>
      <text:p text:style-name="P16"><text:tab/><text:span text:style-name="T5">1. <text:s/></text:span>Загружаем с mmc<text:span text:style-name="T5"> Linux.</text:span></text:p>
      <text:p text:style-name="P16"><text:span text:style-name="T5"><text:tab/>2. <text:s/></text:span><text:span text:style-name="T12">З</text:span>апускаем команду <text:span text:style-name="T2">restore_inst</text:span>.</text:p>
      <text:p text:style-name="P16"><text:tab/>Эта команда возьмет из раздела <text:span text:style-name="T2">C: FAT32 </text:span>initrd.bin <text:span text:style-name="T12">и</text:span> установит на nand.</text:p>
      <text:p text:style-name="P16"/>
      <text:p text:style-name="P17"><text:tab/><text:span text:style-name="T21">Ядро - команда</text:span><text:span text:style-name="T20"> </text:span><text:span text:style-name="T24">kernel_inst</text:span><text:span text:style-name="T20">. Эта команда возьмет из раздела </text:span><text:span text:style-name="T24">C: FAT32 </text:span><text:span text:style-name="T20">uImage и </text:span><text:span text:style-name="T23">у</text:span><text:span text:style-name="T20">становит на nand </text:span><text:span text:style-name="T21">???</text:span><text:span text:style-name="T20">. </text:span></text:p>
      <text:p text:style-name="P17"><text:span text:style-name="T20"><text:tab/></text:span><text:span text:style-name="T61">Все будет хорошо :)</text:span><text:span text:style-name="T44"> <text:s/></text:span><text:span text:style-name="T61">Эта команда называется теперь по другому. Лучше.</text:span></text:p>
      <text:p text:style-name="P16"/>
      <text:p text:style-name="P14"><text:span text:style-name="T5"><text:tab/>6</text:span>. Разработка и отладка программ. </text:p>
      <text:p text:style-name="P10"><text:tab/></text:p>
      <text:p text:style-name="P16"><text:span text:style-name="T5"><text:tab/></text:span><text:span text:style-name="T12">К</text:span>омпилируем и собираем - ti-sdk-am3517-evm-05.07.00.00</text:p>
      <text:p text:style-name="P14"><text:span text:style-name="T4"><text:tab/>Библиотеки - <text:s/>QT 4.8.6 <text:s/></text:span><text:span text:style-name="T25">только для разработки приложений для компьютера. </text:span><text:span text:style-name="T61">ok</text:span></text:p>
      <text:p text:style-name="P1"><text:span text:style-name="T38"><text:tab/>Копировать отлаживаемые программы <text:s/>на диск RAM и запускать — можно через </text:span><text:span text:style-name="T41">Ftp. <text:s/></text:span><text:span text:style-name="T39">Ч</text:span><text:span text:style-name="T38">ерез USB-терминал - <text:s/>нужно исследовать: <text:s/><text:tab/></text:span><text:a xlink:type="simple" xlink:href="http://www.devttys0.com/2011/05/serial-file-uploads-with-serio/"><text:span text:style-name="T38">http://www.devttys0.com/2011/05/serial-file-uploads-with-serio/</text:span></text:a><text:span text:style-name="T38"> </text:span><text:span text:style-name="T52">ok</text:span></text:p>
      <text:p text:style-name="P16"/>
      <text:p text:style-name="P14"><text:tab/><text:span text:style-name="T5">7</text:span>. Восстановление поврежденного образа в NAND с ММС пользователем.</text:p>
      <text:p text:style-name="P16"><text:tab/></text:p>
      <text:p text:style-name="P16"><text:span text:style-name="T5"><text:tab/></text:span>См. Пункт 7.2. А если поврежден <text:span text:style-name="T5">u-boot - </text:span><text:span text:style-name="T12">п. </text:span><text:span text:style-name="T5">7.1</text:span></text:p>
      <text:p text:style-name="P16"/>
      <text:p text:style-name="P14"><text:span text:style-name="T5"><text:tab/>8</text:span>. Установка обновлений пользователем - FTP сервер на М50.</text:p>
      <text:p text:style-name="P11"><text:tab/></text:p>
      <text:p text:style-name="P16"><text:span text:style-name="T5"><text:tab/></text:span>M50setup.exe - <text:s/>Win.<text:tab/>В процессе.</text:p>
      <text:p text:style-name="P16"><text:span text:style-name="T5"><text:tab/></text:span>M50setup.bin — Lin.<text:tab/>В процессе.</text:p>
      <text:p text:style-name="P16"/>
      <text:p text:style-name="P14"><text:span text:style-name="T5"><text:tab/>9</text:span>. Конфигурационные файлы.</text:p>
      <text:p text:style-name="P7"><text:tab/></text:p>
      <text:p text:style-name="P4"><text:span text:style-name="T5"><text:tab/></text:span><text:span text:style-name="T12">Рабочие </text:span>конфиги находятся <text:s/>в разделе <text:span text:style-name="T5">MMC</text:span> D:.</text:p>
      <text:p text:style-name="P4"><text:span text:style-name="T5"><text:tab/></text:span>Скрипт создания загрузочной mmc, положит на раздел D: FAT<text:span text:style-name="T5"> </text:span>конфиги по умолчанию.<text:span text:style-name="T5"> </text:span><text:span text:style-name="T12">Е</text:span>сли их нет должны быть автоматически созданы при старте системы из копий конфигов по умолчанию расположенных на <text:span text:style-name="T5">RAM </text:span><text:span text:style-name="T12">диске.</text:span> </text:p>
      <text:p text:style-name="P4"><text:tab/>Мы при загрузке те что были <text:s/>в рам конфиги удаляем и делаем ссылки на прежние места из mmc. И так каждый раз при загрузке, ведь в образе рам диска эти конфиги выживают все равно. </text:p>
      <text:p text:style-name="P4"><text:tab/><text:span text:style-name="T20"> А почему не сделать ссылки постоянно на ммс </text:span><text:span text:style-name="T21">?</text:span></text:p>
      <text:p text:style-name="P4"><text:span text:style-name="T21"><text:tab/></text:span><text:span text:style-name="T55">Не получилось, потому что ссылки нужно создавать раньше чем цели на которые они указывают, <text:tab/>они, эти цели, находяться на MMC, а рам диск сбориается в отрыве от наличия ММС в компе. и в <text:tab/>процессе сборки ошибки. </text:span><text:span text:style-name="T56">Очень не хочится привызывать борку рам диска к наличию mmc в <text:tab/>кардридере ноута, да к тому, же имена файлов устройств могут оказатсья разными, поэтому мы <text:tab/>эти ссылки создаем в процессе загрузки. Динамика лучше статики.</text:span></text:p>
      <text:p text:style-name="P4"/>
      <text:p text:style-name="P4"><text:span text:style-name="T11"><text:tab/></text:span><text:span text:style-name="T14">Восстановление конфигов по умолчанию выполняется из резервных копий на </text:span><text:span text:style-name="T6">RAM </text:span><text:span text:style-name="T14">диске.</text:span></text:p>
      <text:p text:style-name="P4"><text:span text:style-name="T14"><text:tab/>1. <text:s/>По нажатию кнопки <text:s/></text:span><text:span text:style-name="T11">default </text:span><text:span text:style-name="T56">на M50setup.exe ?</text:span></text:p>
      <text:p text:style-name="P4"><text:span text:style-name="T6"><text:tab/>2. <text:s/></text:span><text:span text:style-name="T14">Командой </text:span><text:span text:style-name="T6">(telnet) <text:s/></text:span><text:span text:style-name="T11">mconfig -default</text:span><text:span text:style-name="T13"> <text:s/></text:span><text:span text:style-name="T49">не знаю, не работал c mconfig.</text:span></text:p>
      <text:p text:style-name="P7"><text:soft-page-break/><text:span text:style-name="T2"><text:tab/></text:span><text:span text:style-name="T4">3. </text:span><text:span text:style-name="T2"><text:s/></text:span><text:span text:style-name="T14">Кнопкой </text:span><text:span text:style-name="T2">default</text:span><text:span text:style-name="T13"> <text:s text:c="2"/></text:span><text:span text:style-name="T4">WWW </text:span><text:span text:style-name="T14">интерфейса </text:span><text:span text:style-name="T49">пока нету.</text:span></text:p>
      <text:p text:style-name="P25"><text:span text:style-name="T11">c</text:span><text:span text:style-name="T2">fg_restore</text:span><text:span text:style-name="T11"> <text:s text:c="2"/></text:span>В результате на mmc D: FAT будут конфиги по умолчанию. <text:span text:style-name="T60">Ok</text:span></text:p>
      <text:p text:style-name="P25"/>
      <text:p text:style-name="P36"/>
      <text:p text:style-name="P27"><text:tab/></text:p>
      <text:p text:style-name="P26"/>
      <text:p text:style-name="P26"/>
      <text:p text:style-name="P26"/>
      <text:p text:style-name="P26"/>
      <text:p text:style-name="P31"/>
      <text:p text:style-name="P37"><text:tab/><text:span text:style-name="T63">7.1) buildroot.</text:span></text:p>
      <text:p text:style-name="P38"/>
      <text:p text:style-name="P38">7.1.0) Buildroot храниться на сервере в tar ah[bdt]</text:p>
      <text:p text:style-name="P38">7.1.1) В синаптике установить qt4-default</text:p>
      <text:p text:style-name="P38"/>
      <text:p text:style-name="P38">/buildroot/make xconfig</text:p>
      <text:p text:style-name="P38">В запустившемся gui выбрать menu-&gt;file-&gt;load</text:p>
      <text:p text:style-name="P38">и указать на файл m50_defconfig из каталога bildroot_config который загружен из svn.</text:p>
      <text:p text:style-name="P38">Затем нажать save на панели интструментов (файл конфикурации сохраниться в buildroot/.config).</text:p>
      <text:p text:style-name="P38">Закрыть окно конфикурации и запустить make.</text:p>
      <text:p text:style-name="P38"/>
      <text:p text:style-name="P38">Ошибка</text:p>
      <text:p text:style-name="P38"/>
      <text:p text:style-name="P38">/usr/local/Metrotek/VBox/ti-sdk-am3517-evm-05.07.00.00/linux-devkit/bin/../lib/gcc/arm-arago-linux-gnueabi/4.5.3/../../../../arm-arago-linux-gnueabi/bin/ld: skipping incompatible /usr/local/Metrotek/VBox/ti-sdk-am3517-evm-05.07.00.00/linux-devkit/bin/../lib/gcc/arm-arago-linux-gnueabi/4.5.3/../../../../arm-arago-linux-gnueabi/lib/../../lib/libc.so.6 when searching for ../../lib/libc.so.6</text:p>
      <text:p text:style-name="P38">/usr/local/Workspaces/SVN_COPY/Import/M50_Proj/trunk/buildroot/output/host/usr/arm-buildroot-linux-gnueabi/sysroot/usr/lib/libssl.so: undefined reference to `SRP_Calc_A'</text:p>
      <text:p text:style-name="P38">/usr/local/Workspaces/SVN_COPY/Import/M50_Proj/trunk/buildroot/output/host/usr/arm-buildroot-linux-gnueabi/sysroot/usr/lib/libssl.so: undefined reference to `SRP_get_default_gN'</text:p>
      <text:p text:style-name="P38">/usr/local/Workspaces/SVN_COPY/Import/M50_Proj/trunk/buildroot/output/host/usr/arm-buildroot-linux-gnueabi/sysroot/usr/lib/libssl.so: undefined reference to `SRP_Verify_A_mod_N'</text:p>
      <text:p text:style-name="P38">/usr/local/Workspaces/SVN_COPY/Import/M50_Proj/trunk/buildroot/output/host/usr/arm-buildroot-linux-gnueabi/sysroot/usr/lib/libssl.so: undefined reference to `SRP_Calc_u'</text:p>
      <text:p text:style-name="P38">/usr/local/Workspaces/SVN_COPY/Import/M50_Proj/trunk/buildroot/output/host/usr/arm-buildroot-linux-gnueabi/sysroot/usr/lib/libssl.so: undefined reference to `SRP_Calc_B'</text:p>
      <text:p text:style-name="P38">/usr/local/Workspaces/SVN_COPY/Import/M50_Proj/trunk/buildroot/output/host/usr/arm-buildroot-linux-gnueabi/sysroot/usr/lib/libssl.so: undefined reference to `EVP_aes_256_cbc_hmac_sha1'</text:p>
      <text:p text:style-name="P38">/usr/local/Workspaces/SVN_COPY/Import/M50_Proj/trunk/buildroot/output/host/usr/arm-buildroot-linux-gnueabi/sysroot/usr/lib/libssl.so: undefined reference to `CRYPTO_memcmp'</text:p>
      <text:p text:style-name="P38">/usr/local/Workspaces/SVN_COPY/Import/M50_Proj/trunk/buildroot/output/host/usr/arm-buildroot-linux-gnueabi/sysroot/usr/lib/libssl.so: undefined reference to `SRP_create_verifier_BN'</text:p>
      <text:p text:style-name="P38">/usr/local/Workspaces/SVN_COPY/Import/M50_Proj/trunk/buildroot/output/host/usr/arm-buildroot-linux-gnueabi/sysroot/usr/lib/libssl.so: undefined reference to `EVP_aes_128_cbc_hmac_sha1'</text:p>
      <text:p text:style-name="P38">/usr/local/Workspaces/SVN_COPY/Import/M50_Proj/trunk/buildroot/output/host/usr/arm-buildroot-linux-gnueabi/sysroot/usr/lib/libssl.so: undefined reference to `SRP_check_known_gN_param'</text:p>
      <text:p text:style-name="P38">/usr/local/Workspaces/SVN_COPY/Import/M50_Proj/trunk/buildroot/output/host/usr/arm-buildroot-linux-gnueabi/sysroot/usr/lib/libssl.so: undefined reference to `SRP_Calc_client_key'</text:p>
      <text:p text:style-name="P38">/usr/local/Workspaces/SVN_COPY/Import/M50_Proj/trunk/buildroot/output/host/usr/arm-buildroot-linux-gnueabi/sysroot/usr/lib/libssl.so: undefined reference to `SRP_Verify_B_mod_N'</text:p>
      <text:p text:style-name="P38">/usr/local/Workspaces/SVN_COPY/Import/M50_Proj/trunk/buildroot/output/host/usr/arm-buildroot-linux-gnueabi/sysroot/usr/lib/libssl.so: undefined reference to `EVP_aes_256_gcm'</text:p>
      <text:p text:style-name="P38">/usr/local/Workspaces/SVN_COPY/Import/M50_Proj/trunk/buildroot/output/host/usr/arm-buildroot-linux-gnueabi/sysroot/usr/lib/libssl.so: undefined reference to `SRP_Calc_x'</text:p>
      <text:p text:style-name="P38">/usr/local/Workspaces/SVN_COPY/Import/M50_Proj/trunk/buildroot/output/host/usr/arm-buildroot-linux-gnueabi/sysroot/usr/lib/libssl.so: undefined reference to `SRP_Calc_server_key'</text:p>
      <text:p text:style-name="P38">/usr/local/Workspaces/SVN_COPY/Import/M50_Proj/trunk/buildroot/output/host/usr/arm-buildroot-linux-gnueabi/sysroot/usr/lib/libssl.so: undefined reference to `EVP_aes_128_gcm'</text:p>
      <text:p text:style-name="P38">collect2: ld returned 1 exit status</text:p>
      <text:p text:style-name="P38">make[1]: *** [vsftpd] Ошибка 1</text:p>
      <text:p text:style-name="P38">make[1]: Выход из каталога `/usr/local/Workspaces/SVN_COPY/Import/M50_Proj/trunk/buildroot/output/build/vsftpd-3.0.2'</text:p>
      <text:p text:style-name="P38"><text:soft-page-break/>make: *** [/usr/local/Workspaces/SVN_COPY/Import/M50_Proj/trunk/buildroot/output/build/vsftpd-3.0.2/.stamp_built] Ошибка 2</text:p>
      <text:p text:style-name="P38"/>
      <text:p text:style-name="P38"/>
      <text:p text:style-name="P39">#-----------</text:p>
      <text:p text:style-name="P39"/>
      <text:p text:style-name="P39">Добавляю в make xconfig</text:p>
      <text:p text:style-name="P39">Libraries-&gt;Crypto-&gt;Openssl-&gt;openssl binary</text:p>
      <text:p text:style-name="P39">save</text:p>
      <text:p text:style-name="P39">exit</text:p>
      <text:p text:style-name="P39">make</text:p>
      <text:p text:style-name="P39">таже ошибка</text:p>
      <text:p text:style-name="P39">make clean</text:p>
      <text:p text:style-name="P39">make</text:p>
      <text:p text:style-name="P39">таже ошибка</text:p>
      <text:p text:style-name="P39"/>
      <text:p text:style-name="P39">Добавляю в make xconfig</text:p>
      <text:p text:style-name="P39">Libraries-&gt;Crypto-&gt;libssh2</text:p>
      <text:p text:style-name="P39">save</text:p>
      <text:p text:style-name="P39">exit</text:p>
      <text:p text:style-name="P39">make</text:p>
      <text:p text:style-name="P39">таже ошибка</text:p>
      <text:p text:style-name="P39"/>
      <text:p text:style-name="P39">Убираю в make xconfig</text:p>
      <text:p text:style-name="P39">Networking application-&gt;openssh и</text:p>
      <text:p text:style-name="P39">Libraries-&gt;Crypto-&gt;libssh2 и</text:p>
      <text:p text:style-name="P39">Libraries-&gt;Crypto-&gt;libssh2</text:p>
      <text:p text:style-name="P39">save</text:p>
      <text:p text:style-name="P39">exit</text:p>
      <text:p text:style-name="P39">make clean</text:p>
      <text:p text:style-name="P39">make</text:p>
      <text:p text:style-name="P39">собралось</text:p>
      <text:p text:style-name="P39"/>
      <text:p text:style-name="P39">Добавляю в make xconfig</text:p>
      <text:p text:style-name="P39">Networking application-&gt;openssh</text:p>
      <text:p text:style-name="P39">save</text:p>
      <text:p text:style-name="P39">exit</text:p>
      <text:p text:style-name="P39">make</text:p>
      <text:p text:style-name="P39">Собралось.</text:p>
      <text:p text:style-name="P39"/>
      <text:p text:style-name="P39">Итак, если мы берем чистый buildroot (buildroot_clean.tgz) то конфиг в svn ./buildroot_config/m50_defconfig без Networking application-&gt;openssh</text:p>
      <text:p text:style-name="P39">и собираем.</text:p>
      <text:p text:style-name="P39">Потом добавляем Networking application-&gt;openssh</text:p>
      <text:p text:style-name="P39">и опять собираем.</text:p>
      <text:p text:style-name="P39"/>
      <text:p text:style-name="P39">На сервере будет хранитсья две версии</text:p>
      <text:p text:style-name="P39">Одна чистая - ей соответствует фай в svn ./buildroot_config/m50_defconfig. (без Networking application-&gt;openssh )</text:p>
      <text:p text:style-name="P39">И собранная у нее конфиг уже в ./.config.</text:p>
      <text:p text:style-name="P39"/>
      <text:p text:style-name="P39">#-------------------------</text:p>
      <text:p text:style-name="P39">Итак, чистый Buildroot</text:p>
      <text:p text:style-name="P39">make xconfig</text:p>
      <text:p text:style-name="P39">file-&gt;load-&gt;buildroot_config/m50_defconfig (без Networking application-&gt;openssh)</text:p>
      <text:p text:style-name="P39">save</text:p>
      <text:p text:style-name="P39">exit</text:p>
      <text:p text:style-name="P39">make</text:p>
      <text:p text:style-name="P39">ТАЖЕ ОШИБКА.</text:p>
      <text:p text:style-name="P39"/>
      <text:p text:style-name="P39">Убираю в make xconfig галку с</text:p>
      <text:p text:style-name="P39">Libraries-&gt;Crypto-&gt;Openssl</text:p>
      <text:p text:style-name="P39">Работает</text:p>
      <text:p text:style-name="P39"><text:soft-page-break/></text:p>
      <text:p text:style-name="P39">Все заново. </text:p>
      <text:p text:style-name="P39">Итак, чистый Buildroot</text:p>
      <text:p text:style-name="P39">make xconfig</text:p>
      <text:p text:style-name="P39">file-&gt;load-&gt;buildroot_config/m50_defconfig (без Networking application-&gt;openssh)</text:p>
      <text:p text:style-name="P39">Работает.</text:p>
      <text:p text:style-name="P39"/>
      <text:p text:style-name="P39">Добавляю в make xconfig</text:p>
      <text:p text:style-name="P39">Networking application-&gt;openssh</text:p>
      <text:p text:style-name="P39">save</text:p>
      <text:p text:style-name="P39">exit</text:p>
      <text:p text:style-name="P39">make</text:p>
      <text:p text:style-name="P39">Работает.</text:p>
      <text:p text:style-name="P39"/>
      <text:p text:style-name="P39">ВСЕ.</text:p>
      <text:p text:style-name="P39"/>
      <text:p text:style-name="P39"/>
      <text:p text:style-name="P39"/>
      <text:p text:style-name="P39"/>
      <text:p text:style-name="P39"/>
      <text:p text:style-name="P39"/>
      <text:p text:style-name="P39">#-------------------------</text:p>
      <text:p text:style-name="P39"/>
      <text:p text:style-name="P39">u-boot.</text:p>
      <text:p text:style-name="P39"/>
      <text:p text:style-name="P39">В убууте, параметры загрузки - скрипт загрузки прописывается в </text:p>
      <text:p text:style-name="P39">u-boot_mmc/include/configs/am3517_evm.h</text:p>
      <text:p text:style-name="P39"/>
      <text:p text:style-name="P39"/>
      <text:p text:style-name="P39">Для теста почистим, сконфичим и соберем</text:p>
      <text:p text:style-name="P39">make CROSS_COMPILE=arm-arago-linux-gnueabi- ARCH=arm distclean</text:p>
      <text:p text:style-name="P39">make CROSS_COMPILE=arm-arago-linux-gnueabi- ARCH=arm am3517_evm_config</text:p>
      <text:p text:style-name="P39">make CROSS_COMPILE=arm-arago-linux-gnueabi- ARCH=arm</text:p>
      <text:p text:style-name="P39">РАБОТАЕТ.</text:p>
      <text:p text:style-name="P39"/>
      <text:p text:style-name="P39">Чистим перед тем как добавить в svn.</text:p>
      <text:p text:style-name="P39">make CROSS_COMPILE=arm-arago-linux-gnueabi- ARCH=arm distclean</text:p>
      <text:p text:style-name="P39"/>
      <text:p text:style-name="P39"/>
      <text:p text:style-name="P39"/>
      <text:p text:style-name="P39">#------------------------------</text:p>
      <text:p text:style-name="P39">Ядро. Все в пордяке (см. папку SCRIPTS/uImage.sh)</text:p>
      <text:p text:style-name="P39">#------------------------------</text:p>
      <text:p text:style-name="P39"/>
      <text:p text:style-name="P39">#------------------------------</text:p>
      <text:p text:style-name="P39">Обработка папки ./M50_Src/out SVN</text:p>
      <text:p text:style-name="P39">#------------------------------</text:p>
      <text:p text:style-name="P39"/>
      <text:p text:style-name="P39"/>
      <text:p text:style-name="P39">Файл initrd.bin создается только если его еще нет. После создания нужно его</text:p>
      <text:p text:style-name="P39">добавить в SVN. При последующих запусках сборки он не пересоздается а изменяется.</text:p>
      <text:p text:style-name="P39">Поэтому его можно просто комитить.</text:p>
      <text:p text:style-name="P39"/>
      <text:p text:style-name="P39">Остальные файлы в папке out ПЕРЕЗОДАЮТСЯ. Т.е перед их сборкой, эти файлы нужно сначала</text:p>
      <text:p text:style-name="P39">удалить из SVN(с галкой удалить на диске), затем собрать, добавить в SVN и закомитить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7T00:32:46.763039272</meta:creation-date>
    <dc:date>2015-04-01T14:35:19.324501650</dc:date>
    <meta:editing-duration>PT8H10M1S</meta:editing-duration>
    <meta:editing-cycles>56</meta:editing-cycles>
    <meta:generator>LibreOffice/4.2.6.3$Linux_X86_64 LibreOffice_project/420m0$Build-3</meta:generator>
    <dc:creator>andrey </dc:creator>
    <meta:document-statistic meta:table-count="0" meta:image-count="0" meta:object-count="0" meta:page-count="8" meta:paragraph-count="252" meta:word-count="1851" meta:character-count="16683" meta:non-whitespace-character-count="14609"/>
  </office:meta>
</office:document-meta>
</file>